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E48DE9038D3CC2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5.647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1.393cm, 0cm, 5.64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18cm" svg:height="13.5cm" svg:x="0cm" svg:y="13.5cm">
          <draw:image xlink:href="Pictures/100000000000032000000258E48DE9038D3CC225.png" xlink:type="simple" xlink:show="embed" xlink:actuate="onLoad" loext:mime-type="image/png">
            <text:p/>
          </draw:image>
        </draw:frame>
        <draw:frame draw:style-name="gr2" draw:text-style-name="P1" draw:layer="layout" svg:width="18cm" svg:height="7.496cm" svg:x="0cm" svg:y="6.032cm">
          <draw:image xlink:href="Pictures/100000000000032000000258E48DE9038D3CC225.png" xlink:type="simple" xlink:show="embed" xlink:actuate="onLoad" loext:mime-type="image/png">
            <text:p/>
          </draw:image>
        </draw:frame>
        <draw:frame draw:style-name="gr3" draw:text-style-name="P1" draw:layer="layout" svg:width="18cm" svg:height="6.015cm" svg:x="0cm" svg:y="0cm">
          <draw:image xlink:href="Pictures/100000000000032000000258E48DE9038D3CC22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22:23:14.520000000</meta:creation-date>
    <dc:date>2020-11-05T00:25:21.503000000</dc:date>
    <meta:editing-duration>PT1H52M6S</meta:editing-duration>
    <meta:editing-cycles>1</meta:editing-cycles>
    <meta:document-statistic meta:object-count="3"/>
    <meta:generator>LibreOffice/6.3.5.2$Windows_X86_64 LibreOffice_project/dd0751754f11728f69b42ee2af66670068624673</meta:generator>
  </office:meta>
</office:document-meta>
</file>